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6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N</text:p>
          </table:table-cell>
          <table:table-cell table:style-name="Default" office:value-type="string">
            <text:p>Gcc O2</text:p>
          </table:table-cell>
          <table:table-cell table:style-name="Default" office:value-type="string">
            <text:p>gcc O3</text:p>
          </table:table-cell>
          <table:table-cell table:style-name="Default" office:value-type="string">
            <text:p>gcc O3 march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.195</text:p>
          </table:table-cell>
          <table:table-cell table:number-columns-repeated="2" office:value-type="string">
            <text:p>5.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4.99</text:p>
          </table:table-cell>
          <table:table-cell office:value-type="string">
            <text:p>5.035</text:p>
          </table:table-cell>
          <table:table-cell office:value-type="string">
            <text:p>4.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5.64</text:p>
          </table:table-cell>
          <table:table-cell office:value-type="string">
            <text:p>4.24</text:p>
          </table:table-cell>
          <table:table-cell office:value-type="string">
            <text:p>5.2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5.445</text:p>
          </table:table-cell>
          <table:table-cell office:value-type="string">
            <text:p>5.24</text:p>
          </table:table-cell>
          <table:table-cell office:value-type="string">
            <text:p>5.0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5.28</text:p>
          </table:table-cell>
          <table:table-cell office:value-type="string">
            <text:p>4.985</text:p>
          </table:table-cell>
          <table:table-cell office:value-type="string">
            <text:p>4.88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5.17</text:p>
          </table:table-cell>
          <table:table-cell office:value-type="string">
            <text:p>4.8</text:p>
          </table:table-cell>
          <table:table-cell office:value-type="string">
            <text:p>4.8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5.82</text:p>
          </table:table-cell>
          <table:table-cell office:value-type="string">
            <text:p>4.73</text:p>
          </table:table-cell>
          <table:table-cell office:value-type="string">
            <text:p>4.7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5.77</text:p>
          </table:table-cell>
          <table:table-cell office:value-type="string">
            <text:p>4.63</text:p>
          </table:table-cell>
          <table:table-cell office:value-type="string">
            <text:p>4.6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5.75</text:p>
          </table:table-cell>
          <table:table-cell office:value-type="string">
            <text:p>4.555</text:p>
          </table:table-cell>
          <table:table-cell office:value-type="string">
            <text:p>4.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92</text:p>
          </table:table-cell>
          <table:table-cell office:value-type="string">
            <text:p>4.525</text:p>
          </table:table-cell>
          <table:table-cell office:value-type="string">
            <text:p>4.74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6.16</text:p>
          </table:table-cell>
          <table:table-cell office:value-type="string">
            <text:p>4.84</text:p>
          </table:table-cell>
          <table:table-cell office:value-type="string">
            <text:p>4.8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6.055</text:p>
          </table:table-cell>
          <table:table-cell office:value-type="string">
            <text:p>4.74</text:p>
          </table:table-cell>
          <table:table-cell office:value-type="string">
            <text:p>4.75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6.025</text:p>
          </table:table-cell>
          <table:table-cell office:value-type="string">
            <text:p>4.69</text:p>
          </table:table-cell>
          <table:table-cell office:value-type="string">
            <text:p>4.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6.0</text:p>
          </table:table-cell>
          <table:table-cell office:value-type="string">
            <text:p>4.66</text:p>
          </table:table-cell>
          <table:table-cell office:value-type="string">
            <text:p>4.6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5.97</text:p>
          </table:table-cell>
          <table:table-cell office:value-type="string">
            <text:p>4.65</text:p>
          </table:table-cell>
          <table:table-cell office:value-type="string">
            <text:p>4.6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5.97</text:p>
          </table:table-cell>
          <table:table-cell table:number-columns-repeated="2" office:value-type="string">
            <text:p>4.6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5.95</text:p>
          </table:table-cell>
          <table:table-cell table:number-columns-repeated="2" office:value-type="string">
            <text:p>4.62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5.95</text:p>
          </table:table-cell>
          <table:table-cell table:number-columns-repeated="2" office:value-type="string">
            <text:p>4.6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5.94</text:p>
          </table:table-cell>
          <table:table-cell office:value-type="string">
            <text:p>4.61</text:p>
          </table:table-cell>
          <table:table-cell office:value-type="string">
            <text:p>4.60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6.025</text:p>
          </table:table-cell>
          <table:table-cell office:value-type="string">
            <text:p>4.69</text:p>
          </table:table-cell>
          <table:table-cell office:value-type="string">
            <text:p>4.68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5.96</text:p>
          </table:table-cell>
          <table:table-cell office:value-type="string">
            <text:p>4.635</text:p>
          </table:table-cell>
          <table:table-cell office:value-type="string">
            <text:p>4.64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5.96</text:p>
          </table:table-cell>
          <table:table-cell office:value-type="string">
            <text:p>4.61</text:p>
          </table:table-cell>
          <table:table-cell office:value-type="string">
            <text:p>4.6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string">
            <text:p>5.945</text:p>
          </table:table-cell>
          <table:table-cell table:number-columns-repeated="2" office:value-type="string">
            <text:p>4.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string">
            <text:p>5.95</text:p>
          </table:table-cell>
          <table:table-cell office:value-type="string">
            <text:p>4.59</text:p>
          </table:table-cell>
          <table:table-cell office:value-type="string">
            <text:p>4.61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string">
            <text:p>5.955</text:p>
          </table:table-cell>
          <table:table-cell office:value-type="string">
            <text:p>4.59</text:p>
          </table:table-cell>
          <table:table-cell office:value-type="string">
            <text:p>4.6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string">
            <text:p>5.955</text:p>
          </table:table-cell>
          <table:table-cell office:value-type="string">
            <text:p>4.59</text:p>
          </table:table-cell>
          <table:table-cell office:value-type="string">
            <text:p>4.60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string">
            <text:p>5.97</text:p>
          </table:table-cell>
          <table:table-cell office:value-type="string">
            <text:p>4.61</text:p>
          </table:table-cell>
          <table:table-cell office:value-type="string">
            <text:p>4.6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string">
            <text:p>6.13</text:p>
          </table:table-cell>
          <table:table-cell office:value-type="string">
            <text:p>4.815</text:p>
          </table:table-cell>
          <table:table-cell office:value-type="string">
            <text:p>4.84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string">
            <text:p>6.51</text:p>
          </table:table-cell>
          <table:table-cell office:value-type="string">
            <text:p>5.27</text:p>
          </table:table-cell>
          <table:table-cell office:value-type="string">
            <text:p>5.24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string">
            <text:p>6.64</text:p>
          </table:table-cell>
          <table:table-cell office:value-type="string">
            <text:p>5.44</text:p>
          </table:table-cell>
          <table:table-cell office:value-type="string">
            <text:p>5.46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string">
            <text:p>6.67</text:p>
          </table:table-cell>
          <table:table-cell office:value-type="string">
            <text:p>5.545</text:p>
          </table:table-cell>
          <table:table-cell office:value-type="string">
            <text:p>5.51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string">
            <text:p>6.65</text:p>
          </table:table-cell>
          <table:table-cell office:value-type="string">
            <text:p>5.55</text:p>
          </table:table-cell>
          <table:table-cell office:value-type="string">
            <text:p>5.53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string">
            <text:p>6.64</text:p>
          </table:table-cell>
          <table:table-cell office:value-type="string">
            <text:p>5.53</text:p>
          </table:table-cell>
          <table:table-cell office:value-type="string">
            <text:p>5.535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string">
            <text:p>6.635</text:p>
          </table:table-cell>
          <table:table-cell office:value-type="string">
            <text:p>5.565</text:p>
          </table:table-cell>
          <table:table-cell office:value-type="string">
            <text:p>5.825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string">
            <text:p>6.68</text:p>
          </table:table-cell>
          <table:table-cell office:value-type="string">
            <text:p>5.63</text:p>
          </table:table-cell>
          <table:table-cell office:value-type="string">
            <text:p>5.65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string">
            <text:p>6.83</text:p>
          </table:table-cell>
          <table:table-cell office:value-type="string">
            <text:p>5.695</text:p>
          </table:table-cell>
          <table:table-cell office:value-type="string">
            <text:p>5.885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string">
            <text:p>7.16</text:p>
          </table:table-cell>
          <table:table-cell office:value-type="string">
            <text:p>6.02</text:p>
          </table:table-cell>
          <table:table-cell office:value-type="string">
            <text:p>6.195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string">
            <text:p>10.86</text:p>
          </table:table-cell>
          <table:table-cell office:value-type="string">
            <text:p>10.145</text:p>
          </table:table-cell>
          <table:table-cell office:value-type="string">
            <text:p>10.435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table:style-name="Default" office:value-type="string">
            <text:p>13.385</text:p>
          </table:table-cell>
          <table:table-cell office:value-type="string">
            <text:p>12.84</text:p>
          </table:table-cell>
          <table:table-cell office:value-type="string">
            <text:p>12.92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table:style-name="Default" office:value-type="string">
            <text:p>13.685</text:p>
          </table:table-cell>
          <table:table-cell table:style-name="Default" office:value-type="string">
            <text:p>13.51</text:p>
          </table:table-cell>
          <table:table-cell table:style-name="Default" office:value-type="string">
            <text:p>13.885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table:style-name="Default" office:value-type="string">
            <text:p>13.865</text:p>
          </table:table-cell>
          <table:table-cell table:style-name="Default" office:value-type="string">
            <text:p>13.71</text:p>
          </table:table-cell>
          <table:table-cell office:value-type="string">
            <text:p>14.05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table:style-name="Default" office:value-type="string">
            <text:p>13.93</text:p>
          </table:table-cell>
          <table:table-cell table:style-name="Default" office:value-type="string">
            <text:p>13.775</text:p>
          </table:table-cell>
          <table:table-cell table:style-name="Default" office:value-type="string">
            <text:p>13.955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table:style-name="Default" office:value-type="string">
            <text:p>13.92</text:p>
          </table:table-cell>
          <table:table-cell table:style-name="Default" office:value-type="string">
            <text:p>13.985</text:p>
          </table:table-cell>
          <table:table-cell table:style-name="Default" office:value-type="string">
            <text:p>13.92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table:style-name="Default" office:value-type="string">
            <text:p>13.95</text:p>
          </table:table-cell>
          <table:table-cell table:style-name="Default" office:value-type="string">
            <text:p>14.145</text:p>
          </table:table-cell>
          <table:table-cell table:style-name="Default" office:value-type="string">
            <text:p>13.99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table:style-name="Default" office:value-type="string">
            <text:p>13.935</text:p>
          </table:table-cell>
          <table:table-cell office:value-type="string">
            <text:p>14.06</text:p>
          </table:table-cell>
          <table:table-cell table:style-name="Default" office:value-type="string">
            <text:p>13.955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table:style-name="Default" office:value-type="string">
            <text:p>13.93</text:p>
          </table:table-cell>
          <table:table-cell office:value-type="string">
            <text:p>14.02</text:p>
          </table:table-cell>
          <table:table-cell table:style-name="Default" office:value-type="string">
            <text:p>13.9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</meta:initial-creator>
    <meta:creation-date>2013-03-09T16:28:34</meta:creation-date>
    <dc:date>2013-03-09T17:39:10</dc:date>
    <dc:creator>Antoine </dc:creator>
    <meta:editing-duration>PT39M56S</meta:editing-duration>
    <meta:editing-cycles>1</meta:editing-cycles>
    <meta:document-statistic meta:table-count="3" meta:cell-count="188" meta:object-count="0"/>
    <meta:generator>LibreOffice/3.5$Linux_X86_64 LibreOffice_project/350m1$Build-2</meta:generator>
  </office:meta>
</office:document-meta>
</file>